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e8efe" officeooo:paragraph-rsid="000e8e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officeooo:rsid="000e8efe" officeooo:paragraph-rsid="000e8efe" style:font-size-asian="11pt" style:font-size-complex="11pt"/>
    </style:style>
    <style:style style:name="P3" style:family="paragraph" style:parent-style-name="Standard">
      <style:paragraph-properties fo:text-align="center" style:justify-single-word="false">
        <style:tab-stops>
          <style:tab-stop style:position="6.111in"/>
        </style:tab-stops>
      </style:paragraph-properties>
      <style:text-properties style:font-name="DejaVu Sans" fo:font-size="11pt" officeooo:rsid="000e8efe" officeooo:paragraph-rsid="000e8efe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6.111in"/>
        </style:tab-stops>
      </style:paragraph-properties>
      <style:text-properties style:font-name="DejaVu Sans" fo:font-size="11pt" officeooo:rsid="000e8efe" officeooo:paragraph-rsid="000e8efe" style:font-size-asian="11pt" style:font-size-complex="11pt"/>
    </style:style>
    <style:style style:name="P5" style:family="paragraph" style:parent-style-name="Standard">
      <style:paragraph-properties fo:margin-top="0.0398in" fo:margin-bottom="0.0398in" style:contextual-spacing="false" fo:line-height="150%"/>
      <style:text-properties style:font-name="DejaVu Sans"/>
    </style:style>
    <style:style style:name="P6" style:family="paragraph" style:parent-style-name="Standard">
      <style:paragraph-properties fo:margin-top="0.0398in" fo:margin-bottom="0.0398in" style:contextual-spacing="false" fo:line-height="150%"/>
      <style:text-properties style:font-name="DejaVu Sans" fo:font-size="10pt" fo:font-style="normal" officeooo:rsid="000eeab5" style:font-size-asian="10pt" style:font-style-asian="normal" style:font-size-complex="10pt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8efe" style:font-size-asian="10pt" style:font-size-complex="10pt"/>
    </style:style>
    <style:style style:name="T3" style:family="text">
      <style:text-properties fo:font-size="10pt" officeooo:rsid="000eeab5" style:font-size-asian="10pt" style:font-size-complex="10pt"/>
    </style:style>
    <style:style style:name="T4" style:family="text">
      <style:text-properties fo:font-size="10pt" officeooo:rsid="000fcdc3" style:font-size-asian="10pt" style:font-size-complex="10pt"/>
    </style:style>
    <style:style style:name="T5" style:family="text">
      <style:text-properties fo:font-size="10pt" fo:font-style="italic" officeooo:rsid="000eeab5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0fcdc3" style:font-size-asian="10pt" style:font-style-asian="italic" style:font-size-complex="10pt" style:font-style-complex="italic"/>
    </style:style>
    <style:style style:name="T7" style:family="text">
      <style:text-properties fo:font-size="10pt" fo:font-style="normal" officeooo:rsid="000eeab5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0fcdc3" style:font-size-asian="10pt" style:font-style-asian="normal" style:font-size-complex="10pt" style:font-style-complex="normal"/>
    </style:style>
    <style:style style:name="T9" style:family="text">
      <style:text-properties officeooo:rsid="000fcdc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fe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nse to “China’s population is shrinking and its economy is losing ground” <text:span text:style-name="T11">(“Double dip” in the print edition)</text:span></text:p>
      <text:p text:style-name="P2">From <text:span text:style-name="T10">The Economist</text:span></text:p>
      <text:p text:style-name="P3">Ryan Cummings</text:p>
      <text:p text:style-name="P3">1/20/2024</text:p>
      <text:p text:style-name="P4"/>
      <text:p text:style-name="P5"><text:tab/><text:span text:style-name="T1">The article extensively quotes Li Qiang, the Prime Minister of China and former head of the Chinese Communist Party in Shanghai. <text:s/></text:span><text:span text:style-name="T4">Given h</text:span><text:span text:style-name="T2">is political position and audience, in this case the World Economic Forum in Davos, </text:span><text:span text:style-name="T4">it is unsurprising to discover his </text:span><text:span text:style-name="T2">use of numbers and statistics </text:span><text:span text:style-name="T4">in a manner described in</text:span><text:span text:style-name="T2"> Joel Best’s excerpt from “Damned Lies and Statistics.” In particular, Qiang has strong incentives to show economic data and COVID death rates as better than they likely are. <text:s/>Qiang </text:span><text:span text:style-name="T3">and the government of China </text:span><text:span text:style-name="T2">trea</text:span><text:span text:style-name="T3">t those who are interested in their economic data as innumerate even in the instance that they are not. <text:s/>Numbers provided by China as social statistics </text:span><text:span text:style-name="T4">are likely biased toward or even fraudulently supportive of the Chinese government.</text:span></text:p>
      <text:p text:style-name="P5"><text:span text:style-name="T3"><text:tab/>According to Best, social statistics have two purposes. <text:s/>First, the public has a genuine interest in accurate descriptions of society. <text:s/>In the case of this </text:span><text:span text:style-name="T5">Economist</text:span><text:span text:style-name="T3"> article, the magazine writers and editors are likely more numerate than the general population. </text:span><text:span text:style-name="T4">Additionally,</text:span><text:span text:style-name="T3"> they have a</text:span><text:span text:style-name="T4"> stronger</text:span><text:span text:style-name="T3"> incentive to publish accurate summaries of society through statistical models than does </text:span><text:span text:style-name="T4">Li Qiang</text:span><text:span text:style-name="T3">. <text:s/>This claim is reasonable, </text:span><text:span text:style-name="T4">if unproven here,</text:span><text:span text:style-name="T3"> based on the long history of </text:span><text:span text:style-name="T5">The Economist</text:span><text:span text:style-name="T3"> magazine and its reputation. <text:s/>The article compares the official Chinese figures with the magazine’s economic models and provides a plausible explanation for excess deaths in China by showing that official COVID death statistics very likely underreported the real toll. <text:s/></text:span><text:span text:style-name="T5">The Economist’s</text:span><text:span text:style-name="T7"> article thereby uses social statistics in accordance with our causal </text:span><text:span text:style-name="T8">theory</text:span><text:span text:style-name="T7"> </text:span><text:span text:style-name="T8">that social</text:span><text:span text:style-name="T7"> statistics </text:span><text:span text:style-name="T8">can be published to</text:span><text:span text:style-name="T7"> provide </text:span><text:span text:style-name="T8">an objective and accurate description of society.</text:span><text:span text:style-name="T7"> The second purpose of statistics, according to Best, is to supply ammunition for political struggles. <text:s/>Qiang appears, according to </text:span><text:span text:style-name="T5">The Economist,</text:span><text:span text:style-name="T7"> to be engaged in this second, hidden purpose. <text:s/>Qiang, and by extension the Chinese government, has a strong interest in showing the world that China’s COVID and economic policies have been effective. By appearing competent in the face of a global pandemic and economic difficulties, the Chinese government is able to project strength to its own people and the world. <text:s/></text:span></text:p>
      <text:p text:style-name="P6"><text:tab/>Assuming innumeracy, <text:span text:style-name="T9">while often useful,</text:span> has its limits. When numerate people are willing examine statistics closely, <text:span text:style-name="T11">they shine a light on</text:span> the hidden purpose of social statistics <text:span text:style-name="T11">and uncover previously undisclosed biases. </text:span>Qiang likely knows that numerate people will reject his statistics, but part of the political process, <text:span text:style-name="T9">in Britain and the US as well as China,</text:span> is <text:span text:style-name="T9">to simply repeat</text:span> incorrect or biased information to a large enough innumerate audience <text:span text:style-name="T11">so</text:span> accurate descriptions appear as noise rather than signal. <text:s/>This political tactic, while unsubtle, is often effective enough <text:span text:style-name="T9">to change minds and sway elections</text:span>.</text:p>
      <text:p text:style-name="P5"><text:span text:style-name="T7"><text:tab/></text:span><text:span text:style-name="T8">One final thought</text:span><text:span text:style-name="T7"> is that I have engaged in an amount of innumeracy in responding to this article. <text:s/>I have formed an opinion based on social statistics provided by two parties. <text:s/>I believe one </text:span><text:soft-page-break/><text:span text:style-name="T7">party to be the experts at </text:span><text:span text:style-name="T5">The Economist </text:span><text:span text:style-name="T7">and that they are both competent and interested in providing an accurate description of Chinese society’s economic and physical health. <text:s/>I’ve also supposed that the Chinese government is reporting innacurate numbers based on their incentives to project strength. <text:s/>Critically, however, I have not developed </text:span><text:span text:style-name="T8">my own </text:span><text:span text:style-name="T7">economic models or even checked the data and methods used by </text:span><text:span text:style-name="T5">The Economist</text:span><text:span text:style-name="T7">. <text:s/>While I believe numeracy to be important, I also believe that, in this case, rational ignorance is acceptable given </text:span><text:span text:style-name="T5">The Economist’s</text:span><text:span text:style-name="T7"> reputation. <text:s/>However, a more numerate world might rebuke my position and encourage me to dig deeper. <text:s/></text:span><text:span text:style-name="T8">In that vein, </text:span><text:span text:style-name="T6">The Economist </text:span><text:span text:style-name="T8">should link to its model, data, and conclusions from the article in the interest of transparenc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7:40:27.260488081</meta:creation-date>
    <dc:date>2024-01-20T15:41:35.626850177</dc:date>
    <meta:editing-duration>PT5H9M47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2" meta:paragraph-count="8" meta:word-count="624" meta:character-count="3977" meta:non-whitespace-character-count="3337"/>
  </office:meta>
</office:document-meta>
</file>